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ArrayList;</text:p>
      <text:p text:style-name="P1">import java.rmi.AccessException;</text:p>
      <text:p text:style-name="P1">import java.util.*;</text:p>
      <text:p text:style-name="P1"/>
      <text:p text:style-name="P1">public class Arraylist {</text:p>
      <text:p text:style-name="P1"/>
      <text:p text:style-name="P1"><text:tab/>//private static final char[] J = null;</text:p>
      <text:p text:style-name="P1"/>
      <text:p text:style-name="P1"><text:tab/>public static void main(String[] args) throws AccessException {</text:p>
      <text:p text:style-name="P1"><text:tab/><text:tab/>// TODO Auto-generated method stub</text:p>
      <text:p text:style-name="P1"><text:tab/><text:tab/>List&lt;Integer&gt; al=new ArrayList&lt;Integer&gt;();</text:p>
      <text:p text:style-name="P1"><text:tab/><text:tab/>al.add(32);</text:p>
      <text:p text:style-name="P1"><text:tab/><text:tab/>al.add(62);</text:p>
      <text:p text:style-name="P1"><text:tab/><text:tab/>al.add(36);</text:p>
      <text:p text:style-name="P1"><text:tab/><text:tab/>al.add(75);</text:p>
      <text:p text:style-name="P1"><text:tab/><text:tab/>al.add(15);</text:p>
      <text:p text:style-name="P1"><text:tab/><text:tab/>al.add(12);</text:p>
      <text:p text:style-name="P1"><text:tab/>Collections.sort(al);</text:p>
      <text:p text:style-name="P1"><text:tab/><text:tab/>System.out.println(al);</text:p>
      <text:p text:style-name="P1"><text:tab/><text:tab/>Collections.sort(al);</text:p>
      <text:p text:style-name="P1"><text:tab/><text:tab/>{</text:p>
      <text:p text:style-name="P1"><text:tab/><text:tab/>Iterator itr=al.iterator();</text:p>
      <text:p text:style-name="P1"><text:tab/><text:tab/>while(itr.hasNext())</text:p>
      <text:p text:style-name="P1"><text:tab/><text:tab/>{</text:p>
      <text:p text:style-name="P1"><text:tab/><text:tab/><text:tab/>Integer i=(Integer)itr.next();</text:p>
      <text:p text:style-name="P1"><text:tab/><text:tab/><text:tab/>//System.out.println(al);</text:p>
      <text:p text:style-name="P1"><text:tab/><text:tab/><text:tab/>if(i&gt;=18)</text:p>
      <text:p text:style-name="P1"><text:tab/><text:tab/><text:tab/><text:tab/>System.out.println(i);</text:p>
      <text:p text:style-name="P1"><text:tab/><text:tab/><text:tab/>else</text:p>
      <text:p text:style-name="P1"><text:tab/><text:tab/><text:tab/><text:tab/>itr.remove();</text:p>
      <text:p text:style-name="P1"><text:tab/><text:tab/>}</text:p>
      <text:p text:style-name="P1"><text:tab/><text:tab/>//System.out.println(al);</text:p>
      <text:p text:style-name="P1"><text:tab/><text:tab/>}</text:p>
      <text:p text:style-name="P1"><text:tab/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0:36:29.760364272</meta:creation-date>
    <dc:date>2022-07-23T10:48:23.897920518</dc:date>
    <meta:editing-duration>PT1H19M36S</meta:editing-duration>
    <meta:editing-cycles>1</meta:editing-cycles>
    <meta:document-statistic meta:table-count="0" meta:image-count="0" meta:object-count="0" meta:page-count="1" meta:paragraph-count="31" meta:word-count="58" meta:character-count="650" meta:non-whitespace-character-count="564"/>
    <meta:generator>LibreOffice/6.4.7.2$Linux_X86_64 LibreOffice_project/40$Build-2</meta:generator>
  </office:meta>
</office:document-meta>
</file>